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1.189cm" fo:margin-right="0cm" fo:margin-top="0cm" fo:margin-bottom="0.499cm" fo:text-indent="-1.201cm" style:auto-text-indent="false">
        <style:tab-stops/>
      </style:paragraph-properties>
    </style:style>
    <style:style style:name="P2" style:family="paragraph" style:parent-style-name="Standard">
      <style:paragraph-properties fo:margin-top="0cm" fo:margin-bottom="0.499cm"/>
    </style:style>
    <style:style style:name="P3" style:family="paragraph" style:parent-style-name="Standard">
      <style:paragraph-properties fo:margin-top="0cm" fo:margin-bottom="0.499cm"/>
      <style:text-properties fo:font-weight="bold" style:font-weight-asian="bold" style:font-weight-complex="bold"/>
    </style:style>
    <style:style style:name="P4" style:family="paragraph" style:parent-style-name="Standard" style:master-page-name="">
      <style:paragraph-properties fo:margin-left="1.189cm" fo:margin-right="0cm" fo:margin-top="0cm" fo:margin-bottom="0.499cm" fo:text-indent="-1.201cm" style:auto-text-indent="false" style:page-number="auto">
        <style:tab-stops/>
      </style:paragraph-properties>
    </style:style>
    <style:style style:name="P5" style:family="paragraph" style:parent-style-name="Standard">
      <style:paragraph-properties fo:margin-left="1.189cm" fo:margin-right="0cm" fo:margin-top="0cm" fo:margin-bottom="0.499cm" fo:keep-together="always" fo:text-indent="-1.201cm" style:auto-text-indent="false">
        <style:tab-stops/>
      </style:paragraph-properties>
    </style:style>
    <style:style style:name="P6" style:family="paragraph" style:parent-style-name="Standard">
      <style:paragraph-properties fo:margin-left="1.189cm" fo:margin-right="0cm" fo:margin-top="0cm" fo:margin-bottom="0.499cm" fo:text-indent="-1.201cm" style:auto-text-indent="false">
        <style:tab-stops/>
      </style:paragraph-properties>
    </style:style>
    <style:style style:name="P7" style:family="paragraph" style:parent-style-name="Standard">
      <style:paragraph-properties fo:margin-top="0cm" fo:margin-bottom="0.499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line-break/><text:line-break/></text:p>
      <text:p text:style-name="P5">Joel 2:23-32</text:p>
      <text:p text:style-name="P1">2:23 O children of Zion, be glad and rejoice in the LORD your God; for he has given the early rain for your vindication, he has poured down for you abundant rain, the early and the later rain, as before.<text:line-break/><text:line-break/><text:line-break/></text:p>
      <text:p text:style-name="P1">2:24 The threshing floors shall be full of grain, the vats shall overflow with wine and oil.<text:line-break/><text:line-break/><text:line-break/></text:p>
      <text:p text:style-name="P1">2:25 I will repay you for the years that the swarming locust has eaten, the hopper, the destroyer, and the cutter, my great army, which I sent against you.<text:line-break/><text:line-break/><text:line-break/></text:p>
      <text:p text:style-name="P1">2:26 You shall eat in plenty and be satisfied, and praise the name of the LORD your God, who has dealt wondrously with you. And my people shall never again be put to shame.<text:line-break/><text:line-break/><text:line-break/></text:p>
      <text:p text:style-name="P1">2:27 You shall know that I am in the midst of Israel, and that I, the LORD, am your God and there is no other. And my people shall never again be put to shame.<text:line-break/><text:line-break/><text:line-break/></text:p>
      <text:p text:style-name="P1">2:28 Then afterward I will pour out my spirit on all flesh; your sons and your daughters shall prophesy, your old men shall dream dreams, and your young men shall see visions.<text:line-break/><text:line-break/><text:line-break/></text:p>
      <text:p text:style-name="P1">2:29 Even on the male and female slaves, in those days, I will pour out my spirit.<text:line-break/><text:line-break/><text:line-break/></text:p>
      <text:p text:style-name="P1">2:30 I will show portents in the heavens and on the earth, blood and fire and columns of smoke.<text:line-break/><text:soft-page-break/><text:line-break/><text:line-break/></text:p>
      <text:p text:style-name="P1">2:31 The sun shall be turned to darkness, and the moon to blood, before the great and terrible day of the LORD comes.<text:line-break/><text:line-break/><text:line-break/></text:p>
      <text:p text:style-name="P1">2:32 Then everyone who calls on the name of the LORD shall be saved; for in Mount Zion and in Jerusalem there shall be those who escape, as the LORD has said, and among the survivors shall be those whom the LORD calls.</text:p>
      <text:p text:style-name="Standard">[<text:a xlink:type="simple" xlink:href="http://lectionary.library.vanderbilt.edu/texts.php?id=285">return to top</text:a>]</text:p>
      <text:p text:style-name="P2"><text:bookmark text:name="psalm_reading"/>Psalm 65<text:line-break/><text:line-break/></text:p>
      <text:p text:style-name="P2">65:1 Praise is due to you, O God, in Zion; and to you shall vows be performed,<text:line-break/><text:line-break/><text:line-break/></text:p>
      <text:p text:style-name="P2">65:2 O you who answer prayer! To you all flesh shall come. 65:3 When deeds of iniquity overwhelm us, you forgive our transgressions.<text:line-break/><text:line-break/>65:4 Happy are those whom you choose and bring near to live in your courts. We shall be satisfied with the goodness of your house, your holy temple.<text:line-break/><text:line-break/><text:line-break/></text:p>
      <text:p text:style-name="P2">65:5 By awesome deeds you answer us with deliverance, O God of our salvation; you are the hope of all the ends of the earth and of the farthest seas.<text:line-break/><text:line-break/><text:line-break/></text:p>
      <text:p text:style-name="P2">65:6 By your strength you established the mountains; you are girded with might.<text:line-break/><text:line-break/><text:line-break/></text:p>
      <text:p text:style-name="P2">65:7 You silence the roaring of the seas, the roaring of their waves, the tumult of the peoples.<text:line-break/><text:line-break/><text:line-break/></text:p>
      <text:p text:style-name="P2"><text:soft-page-break/>65:8 Those who live at earth's farthest bounds are awed by your signs; you make the gateways of the morning and the evening shout for joy.<text:line-break/><text:line-break/><text:line-break/></text:p>
      <text:p text:style-name="P2">65:9 You visit the earth and water it, you greatly enrich it; the river of God is full of water; you provide the people with grain, for so you have prepared it.<text:line-break/><text:line-break/><text:line-break/></text:p>
      <text:p text:style-name="P2">65:10 You water its furrows abundantly, settling its ridges, softening it with showers, and blessing its growth.<text:line-break/><text:line-break/><text:line-break/></text:p>
      <text:p text:style-name="P2">65:11 You crown the year with your bounty; your wagon tracks overflow with richness.<text:line-break/><text:line-break/><text:line-break/></text:p>
      <text:p text:style-name="P2">65:12 The pastures of the wilderness overflow, the hills gird themselves with joy,<text:line-break/><text:line-break/><text:line-break/></text:p>
      <text:p text:style-name="P2">65:13 the meadows clothe themselves with flocks, the valleys deck themselves with grain, they shout and sing together for joy.</text:p>
      <text:p text:style-name="P4"><text:line-break/></text:p>
      <text:p text:style-name="Standard">[<text:a xlink:type="simple" xlink:href="http://lectionary.library.vanderbilt.edu/texts.php?id=285">return to top</text:a>]</text:p>
      <text:p text:style-name="P2"><text:bookmark text:name="hebrew_oth_reading"/>Sirach 35:12-17<text:line-break/><text:line-break/></text:p>
      <text:p text:style-name="P2">35:12 Give to the Most High as he has given to you, and as generously as you can afford.<text:line-break/><text:line-break/><text:line-break/></text:p>
      <text:p text:style-name="P2">35:13 For the Lord is the one who repays, and he will repay you sevenfold.<text:line-break/><text:line-break/><text:line-break/></text:p>
      <text:p text:style-name="P2"><text:soft-page-break/>35:14 Do not offer him a bribe, for he will not accept it;<text:line-break/><text:line-break/><text:line-break/></text:p>
      <text:p text:style-name="P2">35:15 and do not rely on a dishonest sacrifice; for the Lord is the judge, and with him there is no partiality.<text:line-break/><text:line-break/><text:line-break/></text:p>
      <text:p text:style-name="P2">35:16 He will not show partiality to the poor; but he will listen to the prayer of one who is wronged.<text:line-break/><text:line-break/><text:line-break/></text:p>
      <text:p text:style-name="P2">35:17 He will not ignore the supplication of the orphan, or the widow when she pours out her complaint.</text:p>
      <text:p text:style-name="Standard">[<text:a xlink:type="simple" xlink:href="http://lectionary.library.vanderbilt.edu/texts.php?id=285">return to top</text:a>]</text:p>
      <text:p text:style-name="P2"><text:bookmark text:name="psalm_addl_reading"/>Jeremiah 14:7-10, 19-22<text:line-break/><text:line-break/></text:p>
      <text:p text:style-name="P2">14:7 Although our iniquities testify against us, act, O LORD, for your name's sake; our apostasies indeed are many, and we have sinned against you.<text:line-break/><text:line-break/><text:line-break/></text:p>
      <text:p text:style-name="P2">14:8 O hope of Israel, its savior in time of trouble, why should you be like a stranger in the land, like a traveler turning aside for the night?<text:line-break/><text:line-break/><text:line-break/></text:p>
      <text:p text:style-name="P2">14:9 Why should you be like someone confused, like a mighty warrior who cannot give help? Yet you, O LORD, are in the midst of us, and we are called by your name; do not forsake us!<text:line-break/><text:line-break/><text:line-break/></text:p>
      <text:p text:style-name="P2">14:10 Thus says the LORD concerning this people: Truly they have loved to wander, they have not restrained their feet; therefore the LORD does not accept them, now he will remember their iniquity and punish their sins.<text:line-break/><text:line-break/><text:line-break/></text:p>
      <text:p text:style-name="P2"><text:soft-page-break/>14:19 Have you completely rejected Judah? Does your heart loathe Zion? Why have you struck us down so that there is no healing for us? We look for peace, but find no good; for a time of healing, but there is terror instead.<text:line-break/><text:line-break/><text:line-break/></text:p>
      <text:p text:style-name="P2">14:20 We acknowledge our wickedness, O LORD, the iniquity of our ancestors, for we have sinned against you.<text:line-break/><text:line-break/><text:line-break/></text:p>
      <text:p text:style-name="P2">14:21 Do not spurn us, for your name's sake; do not dishonor your glorious throne; remember and do not break your covenant with us.<text:line-break/><text:line-break/><text:line-break/></text:p>
      <text:p text:style-name="P2">14:22 Can any idols of the nations bring rain? Or can the heavens give showers? Is it not you, O LORD our God? We set our hope on you, for it is you who do all this.</text:p>
      <text:p text:style-name="Standard">[<text:a xlink:type="simple" xlink:href="http://lectionary.library.vanderbilt.edu/texts.php?id=285">return to top</text:a>]</text:p>
      <text:p text:style-name="P4"><text:line-break/></text:p>
      <text:p text:style-name="P2"><text:bookmark text:name="psalm_oth_reading"/>Psalm 84:1-7<text:line-break/><text:line-break/></text:p>
      <text:p text:style-name="P2">84:1 How lovely is your dwelling place, O LORD of hosts!<text:line-break/><text:line-break/><text:line-break/></text:p>
      <text:p text:style-name="P2">84:2 My soul longs, indeed it faints for the courts of the LORD; my heart and my flesh sing for joy to the living God.<text:line-break/><text:line-break/><text:line-break/></text:p>
      <text:p text:style-name="P2">84:3 Even the sparrow finds a home, and the swallow a nest for herself, where she may lay her young, at your altars, O LORD of hosts, my King and my God.<text:line-break/><text:line-break/><text:line-break/></text:p>
      <text:p text:style-name="P2">84:4 Happy are those who live in your house, ever singing your praise. Selah<text:line-break/><text:soft-page-break/><text:line-break/><text:line-break/></text:p>
      <text:p text:style-name="P2">84:5 Happy are those whose strength is in you, in whose heart are the highways to Zion.<text:line-break/><text:line-break/><text:line-break/></text:p>
      <text:p text:style-name="P2">84:6 As they go through the valley of Baca they make it a place of springs; the early rain also covers it with pools.<text:line-break/><text:line-break/><text:line-break/></text:p>
      <text:p text:style-name="P2">84:7 They go from strength to strength; the God of gods will be seen in Zion.</text:p>
      <text:p text:style-name="P4"><text:line-break/></text:p>
      <text:p text:style-name="Standard">[<text:a xlink:type="simple" xlink:href="http://lectionary.library.vanderbilt.edu/texts.php?id=285">return to top</text:a>]</text:p>
      <text:p text:style-name="P2"><text:bookmark text:name="epistle_reading"/>2 Timothy 4:6-8, 16-18<text:line-break/><text:line-break/></text:p>
      <text:p text:style-name="P2">4:6 As for me, I am already being poured out as a libation, and the time of my departure has come.<text:line-break/><text:line-break/><text:line-break/></text:p>
      <text:p text:style-name="P2">4:7 I have fought the good fight, I have finished the race, I have kept the faith.<text:line-break/><text:line-break/><text:line-break/></text:p>
      <text:p text:style-name="P2">4:8 From now on there is reserved for me the crown of righteousness, which the Lord, the righteous judge, will give me on that day, and not only to me but also to all who have longed for his appearing.<text:line-break/><text:line-break/><text:line-break/></text:p>
      <text:p text:style-name="P2">4:16 At my first defense no one came to my support, but all deserted me. May it not be counted against them!<text:line-break/><text:line-break/><text:line-break/></text:p>
      <text:p text:style-name="P2">4:17 But the Lord stood by me and gave me strength, so that through me the message might be fully <text:soft-page-break/>proclaimed and all the Gentiles might hear it. So I was rescued from the lion's mouth.<text:line-break/><text:line-break/><text:line-break/></text:p>
      <text:p text:style-name="P2">4:18 The Lord will rescue me from every evil attack and save me for his heavenly kingdom. To him be the glory forever and ever. Amen.</text:p>
      <text:p text:style-name="Standard">[<text:a xlink:type="simple" xlink:href="http://lectionary.library.vanderbilt.edu/texts.php?id=285">return to top</text:a>]</text:p>
      <text:p text:style-name="P4"><text:line-break/></text:p>
      <text:p text:style-name="Standard"><text:bookmark text:name="gospel_reading"/>Luke 18:9-14<text:line-break/><text:line-break/></text:p>
      <text:p text:style-name="Standard">18:9 He also told this parable to some who trusted in themselves that they were righteous and regarded others with contempt:<text:line-break/><text:line-break/><text:line-break/></text:p>
      <text:p text:style-name="Standard">18:10 "Two men went up to the temple to pray, one a Pharisee and the other a tax collector.<text:line-break/><text:line-break/><text:line-break/></text:p>
      <text:p text:style-name="Standard">18:11 The Pharisee, standing by himself, was praying thus, 'God, I thank you that I am not like other people: thieves, rogues, adulterers, or even like this tax collector.<text:line-break/><text:line-break/><text:line-break/></text:p>
      <text:p text:style-name="Standard">18:12 I fast twice a week; I give a tenth of all my income.'<text:line-break/><text:line-break/><text:line-break/></text:p>
      <text:p text:style-name="Standard">18:13 But the tax collector, standing far off, would not even look up to heaven, but was beating his breast and saying, 'God, be merciful to me, a sinner!'<text:line-break/><text:line-break/><text:line-break/></text:p>
      <text:p text:style-name="Standard">18:14 I tell you, this man went down to his home justified rather than the other; for all who exalt themselves will be humbled, but all who humble themselves will be exalte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Marginalia" style:family="paragraph" style:parent-style-name="Text_20_body" style:class="text">
      <style:paragraph-properties fo:margin="100%" fo:margin-left="0cm" fo:margin-right="0cm" fo:margin-top="0cm" fo:margin-bottom="0cm" fo:text-indent="0cm" style:auto-text-indent="false"/>
      <style:text-properties fo:font-size="9pt" fo:font-style="italic"/>
    </style:style>
    <style:style style:name="Verses" style:family="paragraph" style:parent-style-name="Text_20_body" style:class="text">
      <style:paragraph-properties fo:margin="100%" fo:margin-left="1.251cm" fo:margin-right="0cm" fo:margin-top="0cm" fo:margin-bottom="0cm" fo:text-indent="-1.251cm" style:auto-text-indent="false">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mela Mclean</meta:initial-creator>
    <meta:creation-date>2013-09-15T12:50:52.50</meta:creation-date>
    <dc:date>2013-10-23T20:01:08.34</dc:date>
    <dc:creator>Pamela Mclean</dc:creator>
    <meta:editing-duration>P8DT10H25M57S</meta:editing-duration>
    <meta:editing-cycles>14</meta:editing-cycles>
    <meta:generator>OpenOffice.org/3.4.1$Win32 OpenOffice.org_project/341m1$Build-9593</meta:generator>
    <meta:document-statistic meta:table-count="0" meta:image-count="0" meta:object-count="0" meta:page-count="7" meta:paragraph-count="72" meta:word-count="1379" meta:character-count="7327"/>
  </office:meta>
</office:document-meta>
</file>